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svg:stroke-color="#ff6666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97cm"/>
    </style:style>
    <style:style style:name="gr6" style:family="graphic" style:parent-style-name="standard">
      <style:graphic-properties draw:stroke="none" svg:stroke-color="#000000" draw:fill="none" draw:fill-color="#ffffff" fo:min-height="10.9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3cm" svg:height="11.3cm" svg:x="13.1cm" svg:y="2.8cm">
          <text:p/>
        </draw:rect>
        <draw:rect draw:style-name="gr1" draw:text-style-name="P1" draw:layer="layout" svg:width="6cm" svg:height="11.3cm" svg:x="1.9cm" svg:y="2.8cm">
          <text:p/>
        </draw:rect>
        <draw:frame draw:style-name="gr2" draw:text-style-name="P1" draw:layer="layout" svg:width="4.398cm" svg:height="0.9cm" svg:x="8.349cm" svg:y="3cm">
          <draw:text-box>
            <text:p text:style-name="P2"><text:span text:style-name="T1">Random nonce</text:span></text:p>
          </draw:text-box>
        </draw:frame>
        <draw:frame draw:style-name="gr2" draw:text-style-name="P1" draw:layer="layout" svg:width="3.205cm" svg:height="0.9cm" svg:x="3.3cm" svg:y="1.8cm">
          <draw:text-box>
            <text:p text:style-name="P2"><text:span text:style-name="T1">Reader</text:span></text:p>
          </draw:text-box>
        </draw:frame>
        <draw:frame draw:style-name="gr2" draw:text-style-name="P1" draw:layer="layout" svg:width="1.715cm" svg:height="0.9cm" svg:x="14.885cm" svg:y="1.8cm">
          <draw:text-box>
            <text:p text:style-name="P2"><text:span text:style-name="T1">Card</text:span></text:p>
          </draw:text-box>
        </draw:frame>
        <draw:line draw:style-name="gr3" draw:text-style-name="P2" draw:layer="layout" svg:x1="7.94cm" svg:y1="3.7cm" svg:x2="13.1cm" svg:y2="3.7cm">
          <text:p/>
        </draw:line>
        <draw:line draw:style-name="gr4" draw:text-style-name="P2" draw:layer="layout" svg:x1="13.1cm" svg:y1="6.7cm" svg:x2="7.9cm" svg:y2="6.7cm">
          <text:p/>
        </draw:line>
        <draw:frame draw:style-name="gr5" draw:text-style-name="P1" draw:layer="layout" svg:width="5.167cm" svg:height="1.547cm" svg:x="8.033cm" svg:y="5.201cm">
          <draw:text-box>
            <text:p text:style-name="P2"><text:span text:style-name="T1">[Nonce signature, CRSID, Group, Expiry, Card public key, Card signature]</text:span></text:p>
          </draw:text-box>
        </draw:frame>
        <draw:frame draw:style-name="gr6" draw:text-style-name="P5" draw:layer="layout" svg:width="6.1cm" svg:height="11.2cm" svg:x="1.9cm" svg:y="2.9cm">
          <draw:text-box>
            <text:p text:style-name="P3"><text:span text:style-name="T1"/></text:p>
            <text:p text:style-name="P4"><text:span text:style-name="T1">Generate random nonce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Verify card signature:</text:span></text:p>
            <text:p text:style-name="P3"><text:span text:style-name="T1">Check ECDSA(</text:span></text:p>
            <text:p text:style-name="P3"><text:span text:style-name="T1"><text:tab/></text:span><text:span text:style-name="T1">Terminal public key;</text:span></text:p>
            <text:p text:style-name="P3"><text:span text:style-name="T1"><text:tab/></text:span><text:span text:style-name="T1">CRSID|Group|Expiry|</text:span><text:span text:style-name="T1"><text:tab/></text:span><text:span text:style-name="T1"><text:tab/></text:span><text:span text:style-name="T1">Card public key)</text:span></text:p>
            <text:p text:style-name="P3"><text:span text:style-name="T1"><text:tab/></text:span></text:p>
            <text:p text:style-name="P3"><text:span text:style-name="T1">Check card expiry date not later than today.</text:span></text:p>
            <text:p text:style-name="P3"><text:span text:style-name="T1">Verify nonce signature:</text:span></text:p>
            <text:p text:style-name="P3"><text:span text:style-name="T1">Check ECDSA(</text:span></text:p>
            <text:p text:style-name="P3"><text:span text:style-name="T1"><text:tab/></text:span><text:span text:style-name="T1">Card public key;</text:span></text:p>
            <text:p text:style-name="P3"><text:span text:style-name="T1"><text:tab/></text:span><text:span text:style-name="T1">Random nonce)</text:span></text:p>
            <text:p text:style-name="P3"><text:span text:style-name="T1">Check group has access to this location.</text:span></text:p>
            <text:p text:style-name="P3"><text:span text:style-name="T1"/></text:p>
            <text:p text:style-name="P3"><text:span text:style-name="T1">If all checks pass, allow access.</text:span></text:p>
            <text:p text:style-name="P3"><text:span text:style-name="T1">Otherwise, deny access.</text:span></text:p>
          </draw:text-box>
        </draw:frame>
        <draw:frame draw:style-name="gr6" draw:text-style-name="P5" draw:layer="layout" svg:width="5.3cm" svg:height="11.2cm" svg:x="13.1cm" svg:y="2.9cm">
          <draw:text-box>
            <text:p text:style-name="P3"><text:span text:style-name="T1"/></text:p>
            <text:p text:style-name="P3"><text:span text:style-name="T1">Nonce signature = ECDSA(</text:span></text:p>
            <text:p text:style-name="P3"><text:span text:style-name="T1"><text:tab/></text:span><text:span text:style-name="T1">Card private key;</text:span></text:p>
            <text:p text:style-name="P3"><text:span text:style-name="T1"><text:tab/></text:span><text:span text:style-name="T1">Random nonc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6T00:39:28</meta:creation-date>
    <dc:date>2018-04-16T01:53:51</dc:date>
    <meta:editing-duration>PT17M35S</meta:editing-duration>
    <meta:editing-cycles>3</meta:editing-cycles>
    <meta:generator>OpenOffice/4.1.5$Unix OpenOffice.org_project/415m1$Build-9789</meta:generator>
    <meta:document-statistic meta:object-count="10"/>
  </office:meta>
</office:document-meta>
</file>